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0_1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3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Elkalah M. Cohen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5 January 1871</text:p>
      <text:p text:style-name="P2">Month<text:tab/><text:tab/><text:tab/><text:tab/><text:tab/><text:tab/>January</text:p>
      <text:p text:style-name="P2">Year<text:tab/><text:tab/><text:tab/><text:tab/><text:tab/><text:tab/>1871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 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4"><text:span text:style-name="T1">Philada. 15. Januy. 1871/</text:span></text:p>
      <text:p text:style-name="P2"><text:span text:style-name="T1">Revd: S. Morais./</text:span></text:p>
      <text:p text:style-name="P2"><text:span text:style-name="T1"><text:tab/>Esteemed Friend./</text:span></text:p>
      <text:p text:style-name="P2"><text:span text:style-name="T1"><text:tab/></text:span></text:p>
      <text:p text:style-name="P2"><text:span text:style-name="T1"><text:tab/><text:tab/>From my Brother's gra-/tification in hearing/ your highly interesting/ Biblical discourse/ delivered yesterday--/ am induced to copy/ some lines for/ your perusal on the/ same subject, it has/ lain in my possession/ a long while, and/ often resorted to with/ peculiar interest./</text:span></text:p>
      <text:p text:style-name="P2"><text:span text:style-name="T1"/></text:p>
      <text:p text:style-name="P2"><text:span text:style-name="T1">[Page 2]</text:span></text:p>
      <text:p text:style-name="P2"><text:span text:style-name="T1">My greatest privation is/ not being able in/ nearly three months/ to attend the Synagogue./ <text:s/>Most highly I appreciated/ your feeling visit in/ the early stage of my/ suffering, and know/ you will be pleased/ to learn, my sickness/ is entirely amended,/ tho' have not ventured/ yet beyond the precincts/ of my Chamber./</text:span></text:p>
      <text:p text:style-name="P2"><text:span text:style-name="T1">As soon as I feel/ able to go out/ shall make a visit/ to Mrs. Morais to/ whom present the/</text:span></text:p>
      <text:p text:style-name="P2"><text:span text:style-name="T1"/></text:p>
      <text:p text:style-name="P2"><text:span text:style-name="T1">[Page 3]</text:span></text:p>
      <text:p text:style-name="P2"><text:span text:style-name="T1">sincere regards of my/ Brother, and self, and/ to her bereaved sister./ <text:s/>If 'twould not be/ presuming too much/ on your exemplary/ consideration of us/ would feel greatly/ obliged for a perusal/ of the aforesaid/ mention'd Discourse/ with high respect, ever/ yours most obliged./ Elkalah M. Cohen./</text:span></text:p>
      <text:p text:style-name="P2"><text:span text:style-name="T1"/></text:p>
      <text:p text:style-name="P2"><text:span text:style-name="T1">930 North 10. St/</text:span></text:p>
      <text:p text:style-name="P2"><text:span text:style-name="T1"/></text:p>
      <text:p text:style-name="P2"><text:span text:style-name="T1">[Page 4]</text:span></text:p>
      <text:p text:style-name="P2"><text:span text:style-name="T1">As I am prevented copying/ the enclosed, written by/ a particular friend,/ you will have the/ kindness to keep it,/ safely, for me till we/ mee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2T13:44:42</meta:creation-date>
    <dc:date>2009-05-12T13:50:41</dc:date>
    <dc:language>en-US</dc:language>
    <meta:editing-cycles>2</meta:editing-cycles>
    <meta:editing-duration>PT5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4" meta:word-count="373" meta:character-count="2524"/>
  </office:meta>
</office:document-meta>
</file>